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paragraph-properties fo:text-align="center" style:justify-single-word="false"/>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Standard" style:list-style-name="L16"/>
    <style:style style:name="P45" style:family="paragraph" style:parent-style-name="Standard" style:list-style-name="L16"/>
    <style:style style:name="P46" style:family="paragraph" style:parent-style-name="Standard" style:list-style-name="L17">
      <style:text-properties fo:font-size="12pt" style:font-size-asian="12pt" style:font-size-complex="12pt"/>
    </style:style>
    <style:style style:name="P47" style:family="paragraph" style:parent-style-name="Standard" style:list-style-name="L17">
      <style:text-properties fo:font-size="12pt" style:font-size-asian="12pt" style:font-size-complex="12pt"/>
    </style:style>
    <style:style style:name="P48" style:family="paragraph" style:parent-style-name="Standard" style:list-style-name="L17">
      <style:text-properties fo:font-size="12pt" style:font-size-asian="12pt" style:font-size-complex="12pt"/>
    </style:style>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text-properties fo:font-size="12pt" style:font-size-asian="12pt" style:font-size-complex="12pt"/>
    </style:style>
    <style:style style:name="P5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4" style:family="paragraph" style:parent-style-name="Body_20_Text_20_First_20_Indent" style:list-style-name="L2">
      <style:text-properties style:font-name="Times New Roman" fo:font-size="12pt" style:font-size-asian="12pt" style:font-size-complex="12pt"/>
    </style:style>
    <style:style style:name="P55" style:family="paragraph" style:parent-style-name="Body_20_Text_20_First_20_Indent">
      <style:text-properties fo:color="#000000" style:font-name="Times New Roman" fo:font-size="12pt" style:font-size-asian="12pt" style:font-name-complex="Helv" style:font-size-complex="12pt"/>
    </style:style>
    <style:style style:name="P56" style:family="paragraph" style:parent-style-name="Body_20_Text_20_First_20_Indent" style:list-style-name="L2">
      <style:text-properties fo:color="#000000" style:font-name="Times New Roman" fo:font-size="12pt" style:font-size-asian="12pt" style:font-name-complex="Helv" style:font-size-complex="12pt"/>
    </style:style>
    <style:style style:name="P57" style:family="paragraph" style:parent-style-name="Body_20_Text_20_First_20_Indent" style:list-style-name="L2">
      <style:text-properties fo:color="#000000" style:font-name="Times New Roman" fo:font-size="12pt" style:font-size-asian="12pt" style:font-name-complex="Helv" style:font-size-complex="12pt"/>
    </style:style>
    <style:style style:name="P58" style:family="paragraph" style:parent-style-name="Body_20_Text_20_First_20_Indent" style:list-style-name="L2">
      <style:text-properties fo:color="#000000" style:font-name="Times New Roman" fo:font-size="12pt" style:font-size-asian="12pt" style:font-name-complex="Helv" style:font-size-complex="12pt"/>
    </style:style>
    <style:style style:name="P59" style:family="paragraph" style:parent-style-name="Body_20_Text_20_First_20_Indent" style:list-style-name="L9">
      <style:text-properties fo:color="#000000" style:font-name="Times New Roman" fo:font-size="12pt" style:font-size-asian="12pt" style:font-name-complex="Helv" style:font-size-complex="12pt"/>
    </style:style>
    <style:style style:name="P60" style:family="paragraph" style:parent-style-name="Body_20_Text_20_First_20_Indent" style:list-style-name="L9">
      <style:text-properties fo:color="#000000" style:font-name="Times New Roman" fo:font-size="12pt" style:font-size-asian="12pt" style:font-name-complex="Helv" style:font-size-complex="12pt"/>
    </style:style>
    <style:style style:name="P61" style:family="paragraph" style:parent-style-name="Body_20_Text_20_First_20_Indent" style:list-style-name="L9">
      <style:text-properties fo:color="#000000" style:font-name="Times New Roman" fo:font-size="12pt" style:font-size-asian="12pt" style:font-name-complex="Helv" style:font-size-complex="12pt"/>
    </style:style>
    <style:style style:name="P62"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3"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4"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5"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6"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7"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8" style:family="paragraph" style:parent-style-name="Body_20_Text_20_First_20_Indent" style:list-style-name="L10">
      <style:text-properties fo:color="#000000" style:font-name="Times New Roman" fo:font-size="12pt" style:font-size-asian="12pt" style:font-name-complex="Helv" style:font-size-complex="12pt"/>
    </style:style>
    <style:style style:name="P69" style:family="paragraph" style:parent-style-name="Body_20_Text_20_First_20_Indent" style:list-style-name="L10">
      <style:text-properties fo:color="#000000" style:font-name="Times New Roman" fo:font-size="12pt" style:font-size-asian="12pt" style:font-name-complex="Helv" style:font-size-complex="12pt"/>
    </style:style>
    <style:style style:name="P70" style:family="paragraph" style:parent-style-name="Body_20_Text_20_First_20_Indent" style:list-style-name="L10">
      <style:text-properties fo:color="#000000" style:font-name="Times New Roman" fo:font-size="12pt" style:font-size-asian="12pt" style:font-name-complex="Helv" style:font-size-complex="12pt"/>
    </style:style>
    <style:style style:name="P71" style:family="paragraph" style:parent-style-name="Body_20_Text_20_First_20_Indent" style:list-style-name="L18">
      <style:text-properties fo:color="#000000" style:font-name="Times New Roman" fo:font-size="12pt" style:font-size-asian="12pt" style:font-name-complex="Helv" style:font-size-complex="12pt"/>
    </style:style>
    <style:style style:name="P72" style:family="paragraph" style:parent-style-name="Body_20_Text_20_First_20_Indent" style:list-style-name="L18">
      <style:text-properties fo:color="#000000" style:font-name="Times New Roman" fo:font-size="12pt" style:font-size-asian="12pt" style:font-name-complex="Helv" style:font-size-complex="12pt"/>
    </style:style>
    <style:style style:name="P73" style:family="paragraph" style:parent-style-name="Body_20_Text_20_First_20_Indent" style:list-style-name="L10">
      <style:text-properties fo:color="#000000" style:font-name="Times New Roman" fo:font-size="12pt" style:font-size-asian="12pt" style:font-name-complex="Helv" style:font-size-complex="12pt"/>
    </style:style>
    <style:style style:name="P74" style:family="paragraph" style:parent-style-name="Body_20_Text_20_First_20_Indent" style:list-style-name="L2"/>
    <style:style style:name="P75" style:family="paragraph" style:parent-style-name="Body_20_Text_20_First_20_Indent" style:list-style-name="L2"/>
    <style:style style:name="P76" style:family="paragraph" style:parent-style-name="Body_20_Text_20_First_20_Indent" style:list-style-name="L2"/>
    <style:style style:name="P77" style:family="paragraph" style:parent-style-name="Body_20_Text_20_First_20_Indent" style:list-style-name="L5"/>
    <style:style style:name="P78" style:family="paragraph" style:parent-style-name="Body_20_Text_20_First_20_Indent" style:list-style-name="L11"/>
    <style:style style:name="P79" style:family="paragraph" style:parent-style-name="Body_20_Text_20_First_20_Indent" style:list-style-name="L11"/>
    <style:style style:name="P80" style:family="paragraph" style:parent-style-name="Body_20_Text_20_First_20_Indent" style:list-style-name="L11"/>
    <style:style style:name="P81" style:family="paragraph" style:parent-style-name="Body_20_Text_20_First_20_Indent" style:list-style-name="L11"/>
    <style:style style:name="P82" style:family="paragraph" style:parent-style-name="Body_20_Text_20_First_20_Indent" style:list-style-name="L14"/>
    <style:style style:name="P83" style:family="paragraph" style:parent-style-name="Body_20_Text_20_First_20_Indent" style:list-style-name="L14"/>
    <style:style style:name="P84" style:family="paragraph" style:parent-style-name="Body_20_Text_20_First_20_Indent" style:list-style-name="L15"/>
    <style:style style:name="P85" style:family="paragraph" style:parent-style-name="Body_20_Text_20_First_20_Indent" style:list-style-name="L15"/>
    <style:style style:name="P86" style:family="paragraph" style:parent-style-name="Body_20_Text_20_First_20_Indent" style:list-style-name="L15"/>
    <style:style style:name="P87" style:family="paragraph" style:parent-style-name="Body_20_Text_20_First_20_Indent" style:list-style-name="L15"/>
    <style:style style:name="P88" style:family="paragraph" style:parent-style-name="Body_20_Text_20_First_20_Indent" style:list-style-name="L5">
      <style:paragraph-properties fo:margin-left="0.5in" fo:margin-right="0in" fo:text-indent="0.1457in" style:auto-text-indent="false"/>
    </style:style>
    <style:style style:name="P89" style:family="paragraph" style:parent-style-name="Body_20_Text_20_First_20_Indent" style:list-style-name="L5">
      <style:paragraph-properties fo:margin-left="0.5in" fo:margin-right="0in" fo:text-indent="0.1457in" style:auto-text-indent="false"/>
    </style:style>
    <style:style style:name="P90" style:family="paragraph" style:parent-style-name="Body_20_Text_20_First_20_Indent" style:list-style-name="L5">
      <style:paragraph-properties fo:margin-left="0.5in" fo:margin-right="0in" fo:text-indent="0.1457in" style:auto-text-indent="false"/>
    </style:style>
    <style:style style:name="P91" style:family="paragraph" style:parent-style-name="Body_20_Text_20_First_20_Indent" style:list-style-name="L5">
      <style:paragraph-properties fo:margin-left="0.5in" fo:margin-right="0in" fo:text-indent="0.1457in" style:auto-text-indent="false"/>
    </style:style>
    <style:style style:name="P92" style:family="paragraph" style:parent-style-name="Body_20_Text_20_First_20_Indent" style:list-style-name="L6">
      <style:paragraph-properties fo:margin-left="0.5in" fo:margin-right="0in" fo:text-indent="0.1457in" style:auto-text-indent="false"/>
    </style:style>
    <style:style style:name="P93" style:family="paragraph" style:parent-style-name="Body_20_Text_20_First_20_Indent" style:list-style-name="L5">
      <style:paragraph-properties fo:margin-left="0.5in" fo:margin-right="0in" fo:text-indent="0.1457in" style:auto-text-indent="false"/>
    </style:style>
    <style:style style:name="P94" style:family="paragraph" style:parent-style-name="Body_20_Text_20_First_20_Indent" style:list-style-name="L5">
      <style:paragraph-properties fo:margin-left="0.5in" fo:margin-right="0in" fo:text-indent="0.1457in" style:auto-text-indent="false"/>
    </style:style>
    <style:style style:name="P95" style:family="paragraph" style:parent-style-name="Body_20_Text_20_First_20_Indent" style:list-style-name="L5">
      <style:paragraph-properties fo:margin-left="0.5in" fo:margin-right="0in" fo:text-indent="0.1457in" style:auto-text-indent="false"/>
    </style:style>
    <style:style style:name="P96" style:family="paragraph" style:parent-style-name="Body_20_Text_20_First_20_Indent" style:list-style-name="L5">
      <style:paragraph-properties fo:margin-left="0.5in" fo:margin-right="0in" fo:text-indent="0.1457in" style:auto-text-indent="false"/>
    </style:style>
    <style:style style:name="P97" style:family="paragraph" style:parent-style-name="Body_20_Text_20_First_20_Indent" style:list-style-name="L5">
      <style:paragraph-properties fo:margin-left="0.5in" fo:margin-right="0in" fo:text-indent="0.1457in" style:auto-text-indent="false"/>
    </style:style>
    <style:style style:name="P98" style:family="paragraph" style:parent-style-name="Body_20_Text_20_First_20_Indent" style:list-style-name="L15">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99" style:family="paragraph" style:parent-style-name="Body_20_Text_20_First_20_Indent" style:list-style-name="L15">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00" style:family="paragraph" style:parent-style-name="Body_20_Text_20_First_20_Indent" style:list-style-name="L15">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01" style:family="paragraph" style:parent-style-name="Body_20_Text_20_First_20_Indent" style:list-style-name="L5">
      <style:paragraph-properties fo:margin-left="1in" fo:margin-right="0in" fo:text-indent="0.1457in" style:auto-text-indent="false"/>
    </style:style>
    <style:style style:name="P102" style:family="paragraph" style:parent-style-name="Body_20_Text_20_First_20_Indent" style:list-style-name="L5">
      <style:paragraph-properties fo:margin-left="0in" fo:margin-right="0in" fo:text-indent="0.1457in" style:auto-text-indent="false"/>
    </style:style>
    <style:style style:name="P103" style:family="paragraph" style:parent-style-name="Body_20_Text_20_First_20_Indent" style:list-style-name="L11">
      <style:paragraph-properties fo:margin-left="0.5in" fo:margin-right="0in" fo:text-indent="0in" style:auto-text-indent="false"/>
    </style:style>
    <style:style style:name="P104"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3"/>
    <style:style style:name="P108" style:family="paragraph" style:parent-style-name="Text_20_body_20_indent" style:list-style-name="L3"/>
    <style:style style:name="P109" style:family="paragraph" style:parent-style-name="Text_20_body_20_indent" style:list-style-name="L3">
      <style:text-properties fo:color="#000000" style:text-underline-style="none"/>
    </style:style>
    <style:style style:name="P110" style:family="paragraph" style:parent-style-name="Text_20_body_20_indent" style:list-style-name="L3">
      <style:text-properties fo:color="#000000" style:text-underline-style="none"/>
    </style:style>
    <style:style style:name="P111" style:family="paragraph" style:parent-style-name="Text_20_body_20_indent" style:list-style-name="L3">
      <style:text-properties fo:color="#000000" style:text-underline-style="none"/>
    </style:style>
    <style:style style:name="P112" style:family="paragraph" style:parent-style-name="Text_20_body_20_indent" style:list-style-name="L3">
      <style:text-properties fo:color="#000000" style:text-underline-style="none"/>
    </style:style>
    <style:style style:name="P113" style:family="paragraph" style:parent-style-name="Text_20_body_20_indent" style:list-style-name="L3">
      <style:text-properties fo:color="#000000" style:text-underline-style="none"/>
    </style:style>
    <style:style style:name="P114" style:family="paragraph" style:parent-style-name="Text_20_body_20_indent" style:list-style-name="L4">
      <style:text-properties fo:color="#000000" style:text-underline-style="none"/>
    </style:style>
    <style:style style:name="P115" style:family="paragraph" style:parent-style-name="Text_20_body_20_indent" style:list-style-name="L3">
      <style:text-properties fo:color="#000000" style:text-underline-style="none"/>
    </style:style>
    <style:style style:name="P116" style:family="paragraph" style:parent-style-name="Text_20_body_20_indent" style:list-style-name="L3">
      <style:text-properties fo:color="#000000" style:text-underline-style="none"/>
    </style:style>
    <style:style style:name="P117" style:family="paragraph" style:parent-style-name="Text_20_body_20_indent" style:list-style-name="L3">
      <style:text-properties fo:color="#000000" style:text-underline-style="none"/>
    </style:style>
    <style:style style:name="P118" style:family="paragraph" style:parent-style-name="Text_20_body_20_indent" style:list-style-name="L3">
      <style:text-properties fo:color="#000000" style:text-underline-style="none"/>
    </style:style>
    <style:style style:name="P119" style:family="paragraph" style:parent-style-name="Text_20_body_20_indent" style:list-style-name="L3">
      <style:text-properties fo:color="#000000" style:text-underline-style="none"/>
    </style:style>
    <style:style style:name="P120" style:family="paragraph" style:parent-style-name="Text_20_body_20_indent" style:list-style-name="L3">
      <style:text-properties fo:color="#000000" style:text-underline-style="none"/>
    </style:style>
    <style:style style:name="P121" style:family="paragraph" style:parent-style-name="Text_20_body_20_indent" style:list-style-name="L3">
      <style:text-properties fo:color="#000000" style:text-underline-style="none"/>
    </style:style>
    <style:style style:name="P122" style:family="paragraph" style:parent-style-name="Text_20_body_20_indent" style:list-style-name="L3"/>
    <style:style style:name="P123" style:family="paragraph" style:parent-style-name="Text_20_body_20_indent" style:list-style-name="L3"/>
    <style:style style:name="P124" style:family="paragraph" style:parent-style-name="Text_20_body_20_indent" style:list-style-name="L3"/>
    <style:style style:name="P125" style:family="paragraph" style:parent-style-name="Contents_20_1">
      <style:paragraph-properties>
        <style:tab-stops>
          <style:tab-stop style:position="6.9in" style:type="right" style:leader-style="dotted" style:leader-text="."/>
        </style:tab-stops>
      </style:paragraph-properties>
    </style:style>
    <style:style style:name="P126" style:family="paragraph" style:parent-style-name="Contents_20_2">
      <style:paragraph-properties>
        <style:tab-stops>
          <style:tab-stop style:position="6.7335in" style:type="right" style:leader-style="dotted" style:leader-text="."/>
        </style:tab-stops>
      </style:paragraph-properties>
    </style:style>
    <style:style style:name="P127" style:family="paragraph" style:parent-style-name="Contents_20_3">
      <style:paragraph-properties>
        <style:tab-stops>
          <style:tab-stop style:position="6.5665in" style:type="right" style:leader-style="dotted" style:leader-text="."/>
        </style:tab-stops>
      </style:paragraph-properties>
    </style:style>
    <style:style style:name="P128" style:family="paragraph" style:parent-style-name="Text_20_Body_20_Single" style:list-style-name="L7"/>
    <style:style style:name="P129" style:family="paragraph" style:parent-style-name="Text_20_Body_20_Single" style:list-style-name="L7"/>
    <style:style style:name="P130" style:family="paragraph" style:parent-style-name="Text_20_Body_20_Single" style:list-style-name="L7"/>
    <style:style style:name="P131" style:family="paragraph" style:parent-style-name="Text_20_Body_20_Single" style:list-style-name="L7"/>
    <style:style style:name="P132" style:family="paragraph" style:parent-style-name="Text_20_Body_20_Single" style:list-style-name="L7"/>
    <style:style style:name="P133" style:family="paragraph" style:parent-style-name="Text_20_Body_20_Single" style:list-style-name="L7"/>
    <style:style style:name="P134" style:family="paragraph" style:parent-style-name="Text_20_Body_20_Single" style:list-style-name="L8"/>
    <style:style style:name="P135" style:family="paragraph" style:parent-style-name="Text_20_Body_20_Single" style:list-style-name="L8"/>
    <style:style style:name="P136" style:family="paragraph" style:parent-style-name="Text_20_Body_20_Single" style:list-style-name="L8"/>
    <style:style style:name="P137" style:family="paragraph" style:parent-style-name="Text_20_Body_20_Single" style:list-style-name="L8"/>
    <style:style style:name="P138" style:family="paragraph" style:parent-style-name="Text_20_Body_20_Single" style:list-style-name="L8"/>
    <style:style style:name="P139" style:family="paragraph" style:parent-style-name="Text_20_Body_20_Single" style:list-style-name="L8"/>
    <style:style style:name="P140" style:family="paragraph" style:parent-style-name="Text_20_Body_20_Single" style:list-style-name="L8"/>
    <style:style style:name="P141" style:family="paragraph" style:parent-style-name="Text_20_Body_20_Single" style:list-style-name="L8"/>
    <style:style style:name="P142" style:family="paragraph" style:parent-style-name="Text_20_Body_20_Single" style:list-style-name="L12"/>
    <style:style style:name="P143" style:family="paragraph" style:parent-style-name="Text_20_Body_20_Single" style:list-style-name="L12"/>
    <style:style style:name="P144" style:family="paragraph" style:parent-style-name="Text_20_Body_20_Single" style:list-style-name="L13"/>
    <style:style style:name="P145" style:family="paragraph" style:parent-style-name="Text_20_Body_20_Single" style:list-style-name="L13">
      <style:text-properties fo:font-size="12pt" style:font-size-asian="12pt" style:font-size-complex="12pt"/>
    </style:style>
    <style:style style:name="P146" style:family="paragraph" style:parent-style-name="Text_20_Body_20_Single" style:list-style-name="L13">
      <style:text-properties fo:font-size="12pt" style:font-size-asian="12pt" style:font-size-complex="12pt"/>
    </style:style>
    <style:style style:name="P147" style:family="paragraph" style:parent-style-name="Text_20_Body_20_Single" style:list-style-name="L13"/>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tracked-changes text:track-changes="false">
        <text:changed-region text:id="ct101346744">
          <text:deletion>
            <office:change-info>
              <dc:creator>unknown</dc:creator>
              <dc:date>2009-05-07T13:49:00</dc:date>
            </office:change-info>
            <text:p text:style-name="P1">CATX</text:p>
          </text:deletion>
        </text:changed-region>
        <text:changed-region text:id="ct101345200">
          <text:deletion>
            <office:change-info>
              <dc:creator>unknown</dc:creator>
              <dc:date>2009-10-06T12:00:00</dc:date>
            </office:change-info>
            <text:p text:style-name="P2">0</text:p>
          </text:deletion>
        </text:changed-region>
        <text:changed-region text:id="ct101345336">
          <text:deletion>
            <office:change-info>
              <dc:creator>unknown</dc:creator>
              <dc:date>2009-07-09T08:40:00</dc:date>
            </office:change-info>
            <text:p text:style-name="P2">6</text:p>
          </text:deletion>
        </text:changed-region>
        <text:changed-region text:id="ct101346368">
          <text:deletion>
            <office:change-info>
              <dc:creator>Lissa Valletta</dc:creator>
              <dc:date>2009-06-22T07:58:00</dc:date>
            </office:change-info>
            <text:p text:style-name="P2">5/0</text:p>
          </text:deletion>
        </text:changed-region>
        <text:changed-region text:id="ct101346472">
          <text:deletion>
            <office:change-info>
              <dc:creator>Guangcheng Li</dc:creator>
              <dc:date>2009-05-08T15:26:00</dc:date>
            </office:change-info>
            <text:p text:style-name="P2">7</text:p>
          </text:deletion>
        </text:changed-region>
        <text:changed-region text:id="ct101346608">
          <text:deletion>
            <office:change-info>
              <dc:creator>Lissa Valletta</dc:creator>
              <dc:date>2009-06-22T07:58:00</dc:date>
            </office:change-info>
            <text:p text:style-name="P2">8</text:p>
          </text:deletion>
        </text:changed-region>
        <text:changed-region text:id="ct101345064">
          <text:insertion>
            <office:change-info>
              <dc:creator>unknown</dc:creator>
              <dc:date>2009-10-06T12:00:00</dc:date>
            </office:change-info>
          </text:insertion>
        </text:changed-region>
        <text:changed-region text:id="ct101343432">
          <text:deletion>
            <office:change-info>
              <dc:creator>Lissa Valletta</dc:creator>
              <dc:date>2009-11-06T08:35:00</dc:date>
            </office:change-info>
            <text:p text:style-name="P2">0</text:p>
          </text:deletion>
        </text:changed-region>
        <text:changed-region text:id="ct101343568">
          <text:deletion>
            <office:change-info>
              <dc:creator>Guangcheng Li</dc:creator>
              <dc:date>2009-07-15T16:02:00</dc:date>
            </office:change-info>
            <text:p text:style-name="P2">9</text:p>
          </text:deletion>
        </text:changed-region>
        <text:changed-region text:id="ct101344144">
          <text:deletion>
            <office:change-info>
              <dc:creator>unknown</dc:creator>
              <dc:date>2009-07-09T08:40:00</dc:date>
            </office:change-info>
            <text:p text:style-name="P2">22</text:p>
          </text:deletion>
        </text:changed-region>
        <text:changed-region text:id="ct101344248">
          <text:deletion>
            <office:change-info>
              <dc:creator>unknown</dc:creator>
              <dc:date>2009-07-21T12:52:00</dc:date>
            </office:change-info>
            <text:p text:style-name="P2">15</text:p>
          </text:deletion>
        </text:changed-region>
        <text:changed-region text:id="ct101344384">
          <text:deletion>
            <office:change-info>
              <dc:creator>Lissa Valletta</dc:creator>
              <dc:date>2009-07-22T11:12:00</dc:date>
            </office:change-info>
            <text:p text:style-name="P2">1</text:p>
          </text:deletion>
        </text:changed-region>
        <text:changed-region text:id="ct101344520">
          <text:deletion>
            <office:change-info>
              <dc:creator>Guangcheng Li</dc:creator>
              <dc:date>2009-07-28T11:25:00</dc:date>
            </office:change-info>
            <text:p text:style-name="P2">2</text:p>
          </text:deletion>
        </text:changed-region>
        <text:changed-region text:id="ct101344656">
          <text:deletion>
            <office:change-info>
              <dc:creator>unknown</dc:creator>
              <dc:date>2009-08-03T09:14:00</dc:date>
            </office:change-info>
            <text:p text:style-name="P2">8</text:p>
          </text:deletion>
        </text:changed-region>
        <text:changed-region text:id="ct101344792">
          <text:deletion>
            <office:change-info>
              <dc:creator>Lissa Valletta</dc:creator>
              <dc:date>2009-10-08T11:48:00</dc:date>
            </office:change-info>
            <text:p text:style-name="P2">6</text:p>
          </text:deletion>
        </text:changed-region>
        <text:changed-region text:id="ct101344928">
          <text:deletion>
            <office:change-info>
              <dc:creator>unknown</dc:creator>
              <dc:date>2009-11-19T08:25:00</dc:date>
            </office:change-info>
            <text:p text:style-name="P2">6</text:p>
          </text:deletion>
        </text:changed-region>
        <text:changed-region text:id="ct101631184">
          <text:insertion>
            <office:change-info>
              <dc:creator>Lissa Valletta</dc:creator>
              <dc:date>2009-11-06T08:37:00</dc:date>
            </office:change-info>
          </text:insertion>
        </text:changed-region>
        <text:changed-region text:id="ct101632384">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101635248">
          <text:insertion>
            <office:change-info>
              <dc:creator>Lissa Valletta</dc:creator>
              <dc:date>2009-11-06T08:38:00</dc:date>
            </office:change-info>
          </text:insertion>
        </text:changed-region>
        <text:changed-region text:id="ct101638336">
          <text:insertion>
            <office:change-info>
              <dc:creator>Lissa Valletta</dc:creator>
              <dc:date>2009-11-06T08:38:00</dc:date>
            </office:change-info>
          </text:insertion>
        </text:changed-region>
        <text:changed-region text:id="ct101638440">
          <text:insertion>
            <office:change-info>
              <dc:creator>Lissa Valletta</dc:creator>
              <dc:date>2009-11-06T08:38:00</dc:date>
            </office:change-info>
          </text:insertion>
        </text:changed-region>
        <text:changed-region text:id="ct101638544">
          <text:insertion>
            <office:change-info>
              <dc:creator>Lissa Valletta</dc:creator>
              <dc:date>2009-11-06T08:38:00</dc:date>
            </office:change-info>
          </text:insertion>
        </text:changed-region>
        <text:changed-region text:id="ct101640048">
          <text:insertion>
            <office:change-info>
              <dc:creator>Lissa Valletta</dc:creator>
              <dc:date>2009-11-06T08:38:00</dc:date>
            </office:change-info>
          </text:insertion>
        </text:changed-region>
        <text:changed-region text:id="ct101641640">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01346744"/>CSM To xCAT2 Migration <text:s text:c="2"/></text:p>
      <text:p text:style-name="P11"><text:change text:change-id="ct101345200"/><text:change text:change-id="ct101345336"/><text:change text:change-id="ct101346368"/><text:change text:change-id="ct101346472"/><text:change text:change-id="ct101346608"/><text:change-start text:change-id="ct101345064"/><text:span text:style-name="T1">1</text:span><text:change-end text:change-id="ct101345064"/><text:change text:change-id="ct101343432"/><text:change text:change-id="ct101343568"/><text:change text:change-id="ct101344144"/><text:change text:change-id="ct101344248"/><text:change text:change-id="ct101344384"/><text:change text:change-id="ct101344520"/><text:change text:change-id="ct101344656"/><text:change text:change-id="ct101344792"/><text:change text:change-id="ct101344928"/><text:span text:style-name="T1">2/17</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5"><text:a xlink:type="simple" xlink:href="#1.Migrating CSM to xCAT2 |outline" text:style-name="Internet_20_link" text:visited-style-name="Internet_20_link">1.0 Migrating CSM to xCAT2 </text:a><text:tab/>1</text:p>
          <text:p text:style-name="P126"><text:a xlink:type="simple" xlink:href="#1.1.Installing the xCAT 2 Management Node|outline" text:style-name="Internet_20_link" text:visited-style-name="Internet_20_link">1.1 Installing the xCAT 2 Management Node</text:a><text:tab/>2</text:p>
          <text:p text:style-name="P126"><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126"><text:a xlink:type="simple" xlink:href="#1.3.Set up Remote Shell on xCAT MN|outline" text:style-name="Internet_20_link" text:visited-style-name="Internet_20_link">1.3 Set up Remote Shell on xCAT MN</text:a><text:tab/>4</text:p>
          <text:p text:style-name="P126"><text:a xlink:type="simple" xlink:href="#1.4.Stop CSM Services|outline" text:style-name="Internet_20_link" text:visited-style-name="Internet_20_link">1.4 Stop CSM Services</text:a><text:tab/>5</text:p>
          <text:p text:style-name="P126"><text:a xlink:type="simple" xlink:href="#1.5.CSM dsh to xCAT xdsh Migration|outline" text:style-name="Internet_20_link" text:visited-style-name="Internet_20_link">1.5 CSM dsh to xCAT xdsh Migration</text:a><text:tab/>5</text:p>
          <text:p text:style-name="P126"><text:a xlink:type="simple" xlink:href="#1.6.Setting up Users and Groups|outline" text:style-name="Internet_20_link" text:visited-style-name="Internet_20_link">1.6 Setting up Users and Groups</text:a><text:tab/>6</text:p>
          <text:p text:style-name="P126"><text:a xlink:type="simple" xlink:href="#1.7.Migrating the CSM database to the xCAT database|outline" text:style-name="Internet_20_link" text:visited-style-name="Internet_20_link">1.7 Migrating the CSM database to the xCAT database</text:a><text:tab/>6</text:p>
          <text:p text:style-name="P127"><text:a xlink:type="simple" xlink:href="#1.7.1.Setting up the  passwd and ppchcp table|outline" text:style-name="Internet_20_link" text:visited-style-name="Internet_20_link">1.7.1 Setting up the <text:s/>passwd and ppchcp table</text:a><text:tab/>8</text:p>
          <text:p text:style-name="P127"><text:a xlink:type="simple" xlink:href="#1.7.2.Setting up ssh keys to your AMMs  and HMCs|outline" text:style-name="Internet_20_link" text:visited-style-name="Internet_20_link">1.7.2 Setting up ssh keys to your AMMs <text:s/>and HMCs</text:a><text:tab/>9</text:p>
          <text:p text:style-name="P126"><text:a xlink:type="simple" xlink:href="#1.8.Setting up Name Resolution to the xCAT Cluster|outline" text:style-name="Internet_20_link" text:visited-style-name="Internet_20_link">1.8 Setting up Name Resolution to the xCAT Cluster</text:a><text:tab/>10</text:p>
          <text:p text:style-name="P126"><text:a xlink:type="simple" xlink:href="#1.9.Uninstalling CSM from your Cluster Nodes|outline" text:style-name="Internet_20_link" text:visited-style-name="Internet_20_link">1.9 Uninstalling CSM from your Cluster Nodes</text:a><text:tab/>10</text:p>
          <text:p text:style-name="P126"><text:a xlink:type="simple" xlink:href="#1.10.Verify Hardware Control |outline" text:style-name="Internet_20_link" text:visited-style-name="Internet_20_link">1.10 Verify Hardware Control </text:a><text:tab/>10</text:p>
          <text:p text:style-name="P126"><text:a xlink:type="simple" xlink:href="#1.11.Additional xCAT setup for Cluster Install on AIX|outline" text:style-name="Internet_20_link" text:visited-style-name="Internet_20_link">1.11 Additional xCAT setup for Cluster Install on AIX</text:a><text:tab/>10</text:p>
          <text:p text:style-name="P126"><text:a xlink:type="simple" xlink:href="#1.12.Additional xCAT setup for Cluster Install on Linux|outline" text:style-name="Internet_20_link" text:visited-style-name="Internet_20_link">1.12 Additional xCAT setup for Cluster Install on Linux</text:a><text:tab/>11</text:p>
          <text:p text:style-name="P126"><text:a xlink:type="simple" xlink:href="#1.13.Migrating your CFM setup to xCAT|outline" text:style-name="Internet_20_link" text:visited-style-name="Internet_20_link">1.13 Migrating your CFM setup to xCAT</text:a><text:tab/>11</text:p>
          <text:p text:style-name="P126"><text:a xlink:type="simple" xlink:href="#1.14.Migrating the CSM Monitoring setup to xCAT|outline" text:style-name="Internet_20_link" text:visited-style-name="Internet_20_link">1.14 Migrating the CSM Monitoring setup to xCAT</text:a><text:tab/>12</text:p>
          <text:p text:style-name="P126"><text:a xlink:type="simple" xlink:href="#1.15.Testing your xCAT Cluster|outline" text:style-name="Internet_20_link" text:visited-style-name="Internet_20_link">1.15 Testing your xCAT Cluster</text:a><text:tab/>12</text:p>
          <text:p text:style-name="P126"><text:a xlink:type="simple" xlink:href="#1.16.Uninstalling CSM from your Management Server|outline" text:style-name="Internet_20_link" text:visited-style-name="Internet_20_link">1.16 Uninstalling CSM from your Management Server</text:a><text:tab/>13</text:p>
          <text:p text:style-name="P125"><text:a xlink:type="simple" xlink:href="#2.References|outline" text:style-name="Internet_20_link" text:visited-style-name="Internet_20_link">2.0 References</text:a><text:tab/>13</text:p>
          <text:p text:style-name="P125"><text:a xlink:type="simple" xlink:href="#3.Appendix A:  xCAT Migration Tools|outline" text:style-name="Internet_20_link" text:visited-style-name="Internet_20_link">3.0 Appendix A: <text:s/>xCAT Migration Tools</text:a><text:tab/>13</text:p>
        </text:index-body>
      </text:table-of-content>
      <text:p text:style-name="P8"/>
      <text:h text:style-name="P29" text:outline-level="1">Migrating CSM to xCAT2 </text:h>
      <text:p text:style-name="P12"/>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perating Systems and Hardware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54"><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56"><text:s text:c="5"/></text:p>
          <text:p text:style-name="P56"><text:s text:c="5"/>The csm2xcatdb routine should not be used. Use <text:s/>the csm2xcat routine shipped with xCAT. <text:s/></text:p>
          <text:p text:style-name="P56"><text:s text:c="6"/></text:p>
        </text:list-item>
        <text:list-item>
          <text:p text:style-name="P74"><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74"><text:a xlink:type="simple" xlink:href="http://www.redbooks.ibm.com/redbooks/pdfs/sg247766.pdf"><text:span text:style-name="T4"><text:s text:c="6"/></text:span></text:a></text:p>
          <text:list>
            <text:list-header>
              <text:p text:style-name="P74"><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text:soft-page-break/>Management Node. <text:s text:c="2"/>For installing an AIX Management Node, <text:s/>use <text:a xlink:type="simple" xlink:href="http://xcat.svn.sourceforge.net/viewvc/xcat/xcat-core/trunk/xCAT-client/share/doc/xCAT2onAIX.pdf">xCAT2 on AIX, Creating an </text:a><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105"><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105"><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105"><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105"><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109"><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109"/>
        </text:list-item>
        <text:list-item>
          <text:p text:style-name="P105"><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105"><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109"/>
        </text:list-item>
        <text:list-item>
          <text:p text:style-name="P109"><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105"><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109">Verify you have name resolution and network connectivity and remote shell setup <text:s/>to all your cluster nodes,devices,AMM,HMC,etc.</text:p>
        </text:list-item>
      </text:list>
      <text:list text:style-name="L4">
        <text:list-item>
          <text:list>
            <text:list-item>
              <text:p text:style-name="P114">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109">On the CSM MS, you should remove CSM from the cluster nodes before migrating them to the xCAT MN. See <text:reference-ref text:reference-format="text" text:ref-name="Uninstalling CSM from your Cluster Nodes">Uninstalling CSM from your Cluster Nodes</text:reference-ref>.</text:p>
          <text:p text:style-name="P109"/>
        </text:list-item>
        <text:list-item>
          <text:p text:style-name="P109">Test Hardware Control to the Cluster Nodes from the xCAT MN. <text:s/>See <text:reference-ref text:reference-format="text" text:ref-name="Hardware control">Verify Hardware Control </text:reference-ref>.</text:p>
          <text:p text:style-name="P109"/>
        </text:list-item>
        <text:list-item>
          <text:p text:style-name="P109">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109"/>
        </text:list-item>
        <text:list-item>
          <text:p text:style-name="P109">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ssh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ilar to the dsh/dcp command in CSM, <text:s/>they do not support all the function that the CSM command supported and they support some function that the CSM commands did not support.</text:p>
      <text:list text:style-name="L5">
        <text:list-item>
          <text:p text:style-name="P77">xdsh/xdcp no longer supports the following:</text:p>
        </text:list-item>
        <text:list-item>
          <text:p text:style-name="P88">Contexts, <text:s text:c="2"/>the only context is the default xCAT</text:p>
        </text:list-item>
        <text:list-item>
          <text:p text:style-name="P88">Interactive input</text:p>
        </text:list-item>
        <text:list-item>
          <text:p text:style-name="P88">-a,-A option, <text:s/>you can define a group “all” <text:s/>in xCAT</text:p>
        </text:list-item>
        <text:list-item>
          <text:p text:style-name="P88">Syntax has changed, see xdsh/xdcp man page</text:p>
        </text:list-item>
        <text:list-item>
          <text:p text:style-name="P101">-n, -N, -d , -D flags are no longer used</text:p>
        </text:list-item>
      </text:list>
      <text:list text:style-name="L6">
        <text:list-item>
          <text:p text:style-name="P92">ssh is the default for AIX and Linux. <text:s text:c="2"/>You can set up <text:s/>rsh on AIX. </text:p>
        </text:list-item>
      </text:list>
      <text:list text:style-name="L5">
        <text:list-item text:start-value="1">
          <text:p text:style-name="P88">Many input environment variables have been dropped. <text:s/>If you use them in xdsh/xdcp you will get a warning. <text:s text:c="2"/>You can compare the xdsh/xdcp manpage to the dsh/dcp manpage. </text:p>
        </text:list-item>
        <text:list-item>
          <text:p text:style-name="P102">xdsh/xdcp new support includes the following:</text:p>
        </text:list-item>
        <text:list-item>
          <text:p text:style-name="P88">You can xdcp/xdcp hierarchically <text:s/>via service nodes to cluster nodes. The cluster nodes do not have to be directly attached to the xCAT MN. <text:s text:c="2"/></text:p>
        </text:list-item>
        <text:list-item>
          <text:p text:style-name="P88">You can use xdcp to rsync your files locally and hierarchically to service nodes and cluster nodes.</text:p>
        </text:list-item>
        <text:list-item>
          <text:p text:style-name="P88">You can use xdcp and xdsh to update and run commands on install images on your xCAT MN. </text:p>
        </text:list-item>
        <text:list-item>
          <text:p text:style-name="P88">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text:tab/></text:p>
      <text:p text:style-name="Text_20_Body_20_Single"><text:tab/>For AIX, </text:p>
      <text:list text:style-name="L7">
        <text:list-item>
          <text:list>
            <text:list-item>
              <text:list>
                <text:list-item>
                  <text:p text:style-name="P128">/etc/passwd</text:p>
                </text:list-item>
                <text:list-item>
                  <text:p text:style-name="P128">/etc/group</text:p>
                </text:list-item>
                <text:list-item>
                  <text:p text:style-name="P128">/etc/security/passwd</text:p>
                </text:list-item>
                <text:list-item>
                  <text:p text:style-name="P128">/etc/security/group</text:p>
                </text:list-item>
                <text:list-item>
                  <text:p text:style-name="P128">/etc/security/user</text:p>
                </text:list-item>
                <text:list-item>
                  <text:p text:style-name="P128">/etc/security/limits</text:p>
                </text:list-item>
              </text:list>
            </text:list-item>
          </text:list>
        </text:list-item>
      </text:list>
      <text:p text:style-name="Text_20_Body_20_Single"><text:tab/>For Linux, </text:p>
      <text:list text:style-name="L8">
        <text:list-item>
          <text:list>
            <text:list-item>
              <text:list>
                <text:list-item>
                  <text:p text:style-name="P134">/etc/passwd</text:p>
                </text:list-item>
                <text:list-item>
                  <text:p text:style-name="P134">/etc/group</text:p>
                </text:list-item>
                <text:list-item>
                  <text:p text:style-name="P134">/etc/shadow</text:p>
                </text:list-item>
                <text:list-item>
                  <text:p text:style-name="P134">/etc/gshadow</text:p>
                </text:list-item>
                <text:list-item>
                  <text:p text:style-name="P134">/etc/default/useradd</text:p>
                </text:list-item>
                <text:list-item>
                  <text:p text:style-name="P134">/etc/skel</text:p>
                </text:list-item>
                <text:list-item>
                  <text:p text:style-name="P134">/etc/login.defs</text:p>
                  <text:p text:style-name="P134"/>
                </text:list-item>
              </text:list>
            </text:list-item>
          </text:list>
        </text:list-item>
      </text:list>
      <text:p text:style-name="Text_20_Body_20_Single"/>
      <text:h text:style-name="Heading_20_2" text:outline-level="2"><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p &lt;path to directory to store the data&gt;</text:p>
      <text:p text:style-name="Code"><text:soft-page-break/><text:s text:c="2"/></text:p>
      <text:p text:style-name="Code"><text:s text:c="5"/>For example: <text:s text:c="2"/>csm2xcat --dir <text:s/>/tmp/mydir</text:p>
      <text:p text:style-name="Code"/>
      <text:p text:style-name="Code"><text:s text:c="3"/></text:p>
      <text:p text:style-name="Body_20_Text_20_First_20_Indent"/>
      <text:p text:style-name="P13">The tool creates two stanza files:</text:p>
      <text:list text:style-name="L9">
        <text:list-header>
          <text:p text:style-name="P59"/>
        </text:list-header>
        <text:list-item>
          <text:p text:style-name="P59">node.stanza – stanza info to update node info in the the xCAT database.</text:p>
        </text:list-item>
        <text:list-item>
          <text:p text:style-name="P59">device.stanza – device info to update node info in the xCAT database.</text:p>
        </text:list-item>
      </text:list>
      <text:p text:style-name="P13"/>
      <text:p text:style-name="P13">Check the two stanza files and edit out any information you do not want put in the xCAT database. Then copy them to some directory on the xCAT MN. </text:p>
      <text:p text:style-name="P13"/>
      <text:p text:style-name="P13">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3"><text:s text:c="2"/></text:p>
      <text:p text:style-name="P13">At this point, you will have primed the xCAT database with the CSM database information. This is just a starting point for populating the needed xCAT tables to run hardware control and install. </text:p>
      <text:p text:style-name="P13"/>
      <text:p text:style-name="P13">You can inspect the tables that have been updated from CSM. <text:s text:c="2"/>Whether these tables contain information depends on your hardware and OS. <text:s/></text:p>
      <text:list text:style-name="L18">
        <text:list-item>
          <text:p text:style-name="P71">tabdump will give you a list of all the tables</text:p>
        </text:list-item>
        <text:list-item>
          <text:p text:style-name="P71">tabdump -d &lt;tablename&gt; <text:s/>will give you the definition of the attributes in the table</text:p>
        </text:list-item>
      </text:list>
      <text:p text:style-name="P17"><text:tab/>Specific of tables of interest are the following:</text:p>
      <text:list text:style-name="L10">
        <text:list-item>
          <text:p text:style-name="P62">tabdump nodelist</text:p>
        </text:list-item>
        <text:list-item>
          <text:p text:style-name="P62">tabdump noderes</text:p>
        </text:list-item>
        <text:list-item>
          <text:p text:style-name="P62">tabdump mac</text:p>
        </text:list-item>
        <text:list-item>
          <text:p text:style-name="P62">tabdump nodehm</text:p>
        </text:list-item>
        <text:list-item>
          <text:p text:style-name="P62">tabdump nodetype</text:p>
        </text:list-item>
        <text:list-item>
          <text:p text:style-name="P62">tabdump nodegroup</text:p>
        </text:list-item>
        <text:list-item>
          <text:p text:style-name="P62">tabdump ppc</text:p>
        </text:list-item>
        <text:list-item>
          <text:p text:style-name="P62">tabdump mp</text:p>
        </text:list-item>
        <text:list-item>
          <text:p text:style-name="P62"><text:soft-page-break/>tabdump mpa</text:p>
        </text:list-item>
        <text:list-item>
          <text:p text:style-name="P62">tabdump ipmi</text:p>
        </text:list-item>
      </text:list>
      <text:p text:style-name="P13"><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3"><text:s/>To restore run:</text:p>
      <text:p text:style-name="Code"><text:s text:c="24"/>restorexCATdb -p /tmp/&lt;your dir&gt;</text:p>
      <text:p text:style-name="P13"/>
      <text:p text:style-name="P13">You can check your node definitions in the database, to see what has been set up for you. </text:p>
      <text:p text:style-name="Code">lsdef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Body_20_Text_20_First_20_Indent"/>
      <text:p text:style-name="P13"/>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
      <text:p text:style-name="Body_20_Text_20_First_20_Indent"><text:s/>Some of the common passwd table entries are :</text:p>
      <text:list text:style-name="L11">
        <text:list-item>
          <text:p text:style-name="P78">system <text:s text:c="2"/>- assigned to the root id when a node is installed</text:p>
        </text:list-item>
        <text:list-item>
          <text:p text:style-name="P78">blade <text:s text:c="5"/>- the MM userid and password</text:p>
        </text:list-item>
        <text:list-item>
          <text:p text:style-name="P78">ipmi <text:s text:c="7"/>- the <text:s/>BMC userid and password</text:p>
        </text:list-item>
        <text:list-item>
          <text:p text:style-name="P78">hmc <text:s text:c="8"/>- the hmc userid and password</text:p>
        </text:list-item>
      </text:list>
      <text:p text:style-name="P15">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oft-page-break/><text:span text:style-name="T22"><text:tab/></text:span><text:span text:style-name="T24">chdef -t node -o hmc1 username=hscroot password=abc1234</text:span></text:p>
      <text:p text:style-name="Body_20_Text_20_First_20_Indent"/>
      <text:p text:style-name="P15">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1">
        <text:list-header>
          <text:p text:style-name="P103"/>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rspconfig bca01 pd1=redwoperf pd2=redwoperf</text:p>
      <text:p text:style-name="P41">rpower bca01 reset</text:p>
      <text:p text:style-name="P42"/>
      <text:p text:style-name="P43">Test the ssh set up on the AMM with:</text:p>
      <text:p text:style-name="P41"><text:soft-page-break/>psh -l USERID bca01 info -T mm[1]</text:p>
      <text:p text:style-name="Code"/>
      <text:p text:style-name="Code"/>
      <text:h text:style-name="Heading_20_2" text:outline-level="2"><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3">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3">On the xCAT MN:</text:p>
      <text:p text:style-name="Code"><text:tab/>rpower &lt;nodename&gt; <text:s/>stat</text:p>
      <text:p text:style-name="Code"><text:s text:c="3"/><text:tab/>rpower &lt;nodename&gt; <text:s/>off</text:p>
      <text:p text:style-name="Code"><text:tab/>rpower &lt;nodename&gt; <text:s/>on</text:p>
      <text:p text:style-name="Text_20_body"/>
      <text:p text:style-name="P13"/>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text:soft-page-break/></text:p>
      <text:list text:style-name="L12">
        <text:list-item>
          <text:p text:style-name="P142"><text:s/>For AIX installation, see <text:s/><text:a xlink:type="simple" xlink:href="http://xcat.svn.sourceforge.net/svnroot/xcat/xcat-core/trunk/xCAT-client/share/doc/xCAT2onAIXinstall.pdf">Installing AIX Standalone Nodes.</text:a></text:p>
        </text:list-item>
        <text:list-item>
          <text:p text:style-name="P142"><text:span text:style-name="T9">For more references to AIX Cluster install setup, <text:s/>return to </text:span><text:a xlink:type="simple" xlink:href="http://xcat.svn.sourceforge.net/viewvc/xcat/xcat-core/trunk/xCAT-client/share/doc/xCAT2onAIX.pdf"><text:span text:style-name="T19">Creating an AIX Management </text:span></text:a><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3">
        <text:list-item>
          <text:p text:style-name="P144">For Linux <text:s/>on pSeries, <text:s/>see <text:a xlink:type="simple" xlink:href="http://xcat.svn.sourceforge.net/svnroot/xcat/xcat-core/trunk/xCAT-client/share/doc/xCAT2pLinux.pdf"><text:span text:style-name="T26">xCAT 2 Cookbook for Linux on IBM System P</text:span></text:a><text:span text:style-name="T26">.</text:span></text:p>
        </text:list-item>
        <text:list-item>
          <text:p text:style-name="P145"><text:span text:style-name="T27">For Linux on xSeries, <text:s text:c="2"/>see </text:span><text:a xlink:type="simple" xlink:href="https://xcat.svn.sourceforge.net/svnroot/xcat/xcat-core/trunk/xCAT-client/share/doc/xCAT2bladecenter.pdf"><text:span text:style-name="T28">xCAT 2 BladeCenter HowTo</text:span></text:a></text:p>
        </text:list-item>
        <text:list-item>
          <text:p text:style-name="P145"><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144"/>
        </text:list-item>
      </text:list>
      <text:p text:style-name="Text_20_Body_20_Single"/>
      <text:p text:style-name="Text_20_Body_20_Single"/>
      <text:h text:style-name="Heading_20_2" text:outline-level="2" text:is-list-header="true"/>
      <text:p text:style-name="P14"/>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Copy cfm2xcat to your CSM Mana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hronize <text:s/>files from the Management Node to the nodes <text:s/>in xCAT are 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soft-page-break/><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et up RMC monitoring on your xCAT MN. <text:s text:c="2"/>Use <text:s/>steps outlined in either of the following two references. </text:p>
      <text:list text:style-name="L14">
        <text:list-item>
          <text:p text:style-name="P82"><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82"><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Once you cluster is setup, <text:s text:c="2"/>you should test to see that <text:s/>it can perform the functions you need before shutting down your CSM MS.</text:p>
      <text:list text:style-name="L15">
        <text:list-item>
          <text:p text:style-name="P84">Make sure the remote commands xdsh, xdcp,psh,etc work to the cluster nodes.</text:p>
        </text:list-item>
        <text:list-item>
          <text:p text:style-name="P84">Make sure your hardware control commands <text:s/>rpower, rinv, etc work to the cluster nodes.</text:p>
        </text:list-item>
        <text:list-item>
          <text:p text:style-name="P84"><text:soft-page-break/>Make sure you can install your nodes. </text:p>
        </text:list-item>
        <text:list-item>
          <text:p text:style-name="P84">Run updatenode to the nodes, to update software, <text:s/>and sync files. <text:s/>See the following docs:</text:p>
        </text:list-item>
        <text:list-item>
          <text:p text:style-name="P98"><text:a xlink:type="simple" xlink:href="http://xcat.svn.sourceforge.net/viewvc/xcat/xcat-core/trunk/xCAT-client/share/doc/xCAT2-updatenode.pdf">xCAT 2 How to Install Additional Software</text:a></text:p>
        </text:list-item>
        <text:list-item>
          <text:p text:style-name="P98"><text:a xlink:type="simple" xlink:href="http://xcat.svn.sourceforge.net/viewvc/xcat/xcat-core/trunk/xCAT-client/share/doc/xCAT2onAIXUpdates.pdf"><text:span text:style-name="T25">Updating AIX cluster nodes</text:span></text:a></text:p>
        </text:list-item>
        <text:list-item>
          <text:p text:style-name="P98"><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16">
        <text:list-item>
          <text:p text:style-name="P44"><text:a xlink:type="simple" xlink:href="http://xcat.svn.sourceforge.net/svnroot/xcat/xcat-core/trunk/xCAT-client/share/doc/xCAT2top.pdf">XCAT Top Doc</text:a> – <text:s/>installing a Linux MN and pointer to additional <text:s/>xCAT documentation.</text:p>
        </text:list-item>
        <text:list-item>
          <text:p text:style-name="P44"><text:a xlink:type="simple" xlink:href="http://xcat.svn.sourceforge.net/viewvc/xcat/xcat-core/trunk/xCAT-client/share/doc/xCAT2onAIX.pdf">Creating an AIX MN</text:a> – installing an AIX MN and pointer to additional <text:s/>AIX xCAT docs.<text:change-start text:change-id="ct101631184"/></text:p>
        </text:list-item>
      </text:list>
      <text:h text:style-name="P30" text:outline-level="1">Appendix A: <text:s/>xCAT <text:change-end text:change-id="ct101631184"/>Migration Tools</text:h>
      <text:p text:style-name="Text_20_Body_20_Single"><text:tab/>These tools can aid in your migration from CSM to xCAT2. <text:s/></text:p>
      <text:list text:style-name="L1">
        <text:list-header>
          <text:p text:style-name="P51"><text:change text:change-id="ct101632384"/><text:change-start text:change-id="ct101635248"/></text:p>
        </text:list-header>
      </text:list>
      <text:list text:style-name="L17">
        <text:list-item>
          <text:p text:style-name="P46"><text:change-end text:change-id="ct101635248"/><text:a xlink:type="simple" xlink:href="http://xcat.sourceforge.net/man1/csm2xcat.1.html">csm2xcat</text:a><text:change-start text:change-id="ct101638336"/><text:span text:style-name="T3"> </text:span><text:span text:style-name="T8">-</text:span><text:span text:style-name="T3"> </text:span>Migrates a CSM database to a xCAT database. </text:p>
        </text:list-item>
        <text:list-item>
          <text:p text:style-name="P46"><text:a xlink:type="simple" xlink:href="http://xcat.sourceforge.net/man1/cfm2xcat.1.html">cfm2xcat</text:a> – Migrates a CSM <text:change-end text:change-id="ct101638336"/>CFM<text:change-start text:change-id="ct101638440"/> set<text:change-end text:change-id="ct101638440"/>up<text:change-start text:change-id="ct101638544"/> to the <text:change-end text:change-id="ct101638544"/>syncfile function<text:change-start text:change-id="ct101640048"/> <text:s/>in xCAT.</text:p>
        </text:list-item>
        <text:list-item>
          <text:p text:style-name="P46"><text:a xlink:type="simple" xlink:href="http://xcat.sourceforge.net/man1/groupfiles4dsh.1.html">groupfiles4dsh</text:a><text:span text:style-name="T3"> </text:span><text:span text:style-name="T8">- <text:s/>Creates a directory of nodegroup files to be used with AIX dsh. </text:span><text:change-end text:change-id="ct101640048"/><text:span text:style-name="T8"><text:s/>This will allow your scripts to continue to run dsh/dcp shipped with AIX, while you convert them to use the new xdsh/xdcp. </text:span><text:change-start text:change-id="ct101641640"/></text:p>
        </text:list-item>
      </text:list>
      <text:p text:style-name="P6"/>
      <text:h text:style-name="P35" text:outline-level="3" text:is-list-header="true"><text:bookmark-start text:name="_Ref191868728"/><text:bookmark-end text:name="_Ref191868728"/><text:change-end text:change-id="ct1016416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creator>Lissa Valletta</dc:creator>
    <dc:date>2009-12-17T07:10:03</dc:date>
    <meta:printed-by>Egan Ford</meta:printed-by>
    <meta:print-date>2008-05-08T10:26:10</meta:print-date>
    <meta:editing-cycles>694</meta:editing-cycles>
    <meta:editing-duration>P11DT14H50M5S</meta:editing-duration>
    <meta:user-defined meta:name="Info 1"/>
    <meta:user-defined meta:name="Info 2"/>
    <meta:user-defined meta:name="Info 3"/>
    <meta:user-defined meta:name="Info 4"/>
    <meta:document-statistic meta:table-count="0" meta:image-count="0" meta:object-count="0" meta:page-count="13" meta:paragraph-count="273" meta:word-count="3735" meta:character-count="21632"/>
  </office:meta>
</office:document-meta>
</file>